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rt Camp was a roaring success. <text:s/>From July to August, the communities of Hamiota, Kenton, Miniota and Oak River were provided with alternating weeks of free, exciting art sessions for kids aged 5 to 13. <text:s text:c="3"/>White t-shirts were dipped in rainbow dye, leafy clay sculptures were molded, cave paintings were stenciled, collograph prints were produced, colour theory was introduced, Aboriningal art was explored. <text:s/>Ranging from classic crafts to educational art direction, kids were presented with a diverse range of activites and projects. <text:s/>For Oak River, Kenton and Miniota, the local rinks proved great facilities to have art camp. <text:s/>In Hamiota, the MWAC was used.</text:p>
      <text:p text:style-name="Standard"/>
      <text:p text:style-name="Standard">Dividing the day into three age groups (5-8, 9-12, 13+) worked very well. <text:s/>Having sessions of one to three hours maximum allowed kids to stay engaged and focussed on the activity. <text:s/>Occasionally, the session time extended the project length, resulting in kids finishing early and getting antsy. <text:s/>Having additional, varying projects prepared for each day dissolved this problem.</text:p>
      <text:p text:style-name="Standard"/>
      <text:p text:style-name="Standard"/>
      <text:p text:style-name="Standard">Reaching small communities was the program's mandate. <text:s/>Often, this meant small class sizes. <text:s/>Occasionally, very few children would show for a session. <text:s/>This was remedied by lumping sessions together, which had the advantage of siblings spanning age groups to work together, making it easier for parents to arrange drop offs and pick ups. <text:s/>Pre-registration also aided in estimating class sizes, preparing supplies and communicating schedule changes. <text:s/>The calendar remained flexible for each community's needs. <text:s/>In Hamiota, the local day care also participated in the sessions and added to the class dynamics. <text:s/>Hamiota attendence was highest averaging at 20 kids a day. Having extra adult help available if needed proved extremely helpful. <text:s/>Kenton was smallest, averaging 5 kids a day. <text:s/>Next year, community population should be accounted for when scheduling the length of the program and number of sessions.</text:p>
      <text:p text:style-name="Standard"/>
      <text:p text:style-name="Standard"/>
      <text:p text:style-name="Standard">Directing Art Camp with the MWAC was an challenging and fufilling opportunity for me. <text:s/>I learned the responsibility of creating a program, gathering supplies and managing classroom. <text:s/>It was a chance to work with existing framework of similar programs of past times, while conjuring a program which would meet the unique, current needs of each community. <text:s/>It required creativity, energy and organization. <text:s/>The best part of this job was being able to utilize my formal visual art education and give back to the small rural communities which have supported me in an immediate, beneficial way. <text:s/></text:p>
      <text:p text:style-name="Standard"/>
      <text:p text:style-name="Standard">The Candian government loan allowed us to offer a quality, low-cost summer art program which gave kids pf rural communities something to do over the summer, exposed them to formal art education, new techniques, and culture, encouraged participation in the arts, and fostered a sense of connectivity in the communities. <text:s/>Thank you, Canada government,. <text:s/>You roc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rah Usick</meta:initial-creator>
    <meta:creation-date>2014-08-28T23:52:38.13</meta:creation-date>
    <dc:date>2014-08-29T00:37:24.12</dc:date>
    <dc:creator>Sarah Usick</dc:creator>
    <meta:editing-duration>PT26M41S</meta:editing-duration>
    <meta:editing-cycles>3</meta:editing-cycles>
    <meta:generator>OpenOffice.org/3.3$Win32 OpenOffice.org_project/330m20$Build-9567</meta:generator>
    <meta:document-statistic meta:table-count="0" meta:image-count="0" meta:object-count="0" meta:page-count="1" meta:paragraph-count="5" meta:word-count="451" meta:character-count="2894"/>
  </office:meta>
</office:document-meta>
</file>